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9.76mm"/>
    </style:style>
    <style:style style:name="co3" style:family="table-column">
      <style:table-column-properties fo:break-before="auto" style:column-width="78.97mm"/>
    </style:style>
    <style:style style:name="co4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Steps to reproduces</text:p>
          </table:table-cell>
          <table:table-cell office:value-type="string" calcext:value-type="string">
            <text:p>Expected results</text:p>
          </table:table-cell>
          <table:table-cell office:value-type="string" calcext:value-type="string">
            <text:p>Actual resul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elect from section „Title:“→ „Mr“</text:p>
          </table:table-cell>
          <table:table-cell office:value-type="string" calcext:value-type="string">
            <text:p>title hes select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sert in field „First name:“-&gt; „Artur“</text:p>
          </table:table-cell>
          <table:table-cell office:value-type="string" calcext:value-type="string">
            <text:p>inserted in fil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ert in field „Last name:“-&gt; „Cupcea“</text:p>
          </table:table-cell>
          <table:table-cell office:value-type="string" calcext:value-type="string">
            <text:p>inserted in fil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sert in field „Date of birth:“-&gt; „02/11/1998“ </text:p>
          </table:table-cell>
          <table:table-cell office:value-type="string" calcext:value-type="string">
            <text:p>inserted in fil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ect radio button „Gender:“ → „Male“</text:p>
          </table:table-cell>
          <table:table-cell office:value-type="string" calcext:value-type="string">
            <text:p>radio button selecte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lect „Marital status: „ Co-Habiting“ in drop down</text:p>
          </table:table-cell>
          <table:table-cell office:value-type="string" calcext:value-type="string">
            <text:p>selecte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sert in field „National Insurance Number: “-&gt; „454535“ </text:p>
          </table:table-cell>
          <table:table-cell office:value-type="string" calcext:value-type="string">
            <text:p>inserted in fil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lect „Nationality:“ put radio butom „UK “</text:p>
          </table:table-cell>
          <table:table-cell office:value-type="string" calcext:value-type="string">
            <text:p>selected put radio butom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lect „Employment status:“ „Pensioner“ in drop down</text:p>
          </table:table-cell>
          <table:table-cell office:value-type="string" calcext:value-type="string">
            <text:p>selected drop dow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lect „Retirement age:“ „58“ in drop down</text:p>
          </table:table-cell>
          <table:table-cell office:value-type="string" calcext:value-type="string">
            <text:p>selected drop dow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sert in field „Email adress:“-&gt; „<text:a xlink:href="mailto:artur20300@gmail.com" xlink:type="simple">artur20300@gmail.com</text:a>“ </text:p>
          </table:table-cell>
          <table:table-cell office:value-type="string" calcext:value-type="string">
            <text:p>inserted in fil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sert in field „Phone Number:“-&gt; „1245639875“ </text:p>
          </table:table-cell>
          <table:table-cell office:value-type="string" calcext:value-type="string">
            <text:p>inserted in fil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sert in field „Hous number or name:“-&gt; „09“ </text:p>
          </table:table-cell>
          <table:table-cell office:value-type="string" calcext:value-type="string">
            <text:p>inserted in fil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sert in field „Postcode:“-&gt; „6238“ </text:p>
          </table:table-cell>
          <table:table-cell office:value-type="string" calcext:value-type="string">
            <text:p>inserted in fil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lect „How did you hear about us:“ „Mobile aplication“ in drop down</text:p>
          </table:table-cell>
          <table:table-cell office:value-type="string" calcext:value-type="string">
            <text:p>selecte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lect „If you would rather not hear from us, please tick the relevant box(es) below.“ check box put tic in „Phone“ </text:p>
          </table:table-cell>
          <table:table-cell office:value-type="string" calcext:value-type="string">
            <text:p>select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.00.0000</text:date>, <text:time style:data-style-name="N2" text:time-value="20:13:38.03512560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1:11:08.718080102</meta:creation-date>
    <dc:date>2018-12-13T20:38:58.789316162</dc:date>
    <meta:editing-duration>PT18M44S</meta:editing-duration>
    <meta:editing-cycles>3</meta:editing-cycles>
    <meta:generator>LibreOffice/6.0.3.2$Linux_X86_64 LibreOffice_project/00m0$Build-2</meta:generator>
    <meta:document-statistic meta:table-count="1" meta:cell-count="52" meta:object-count="0"/>
  </office:meta>
</office:document-meta>
</file>